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22.86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14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.226cm"/>
    </style:style>
    <style:style style:name="co21" style:family="table-column">
      <style:table-column-properties fo:break-before="auto" style:column-width="0.642cm"/>
    </style:style>
    <style:style style:name="co22" style:family="table-column">
      <style:table-column-properties fo:break-before="auto" style:column-width="13.847cm"/>
    </style:style>
    <style:style style:name="co23" style:family="table-column">
      <style:table-column-properties fo:break-before="auto" style:column-width="0.693cm"/>
    </style:style>
    <style:style style:name="co24" style:family="table-column">
      <style:table-column-properties fo:break-before="auto" style:column-width="1.475cm"/>
    </style:style>
    <style:style style:name="co2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91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4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3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3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0])+[.G11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1]" office:value-type="string" office:string-value="232 expected errors/warnings:" calcext:value-type="string">
            <text:p>232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2]" office:value-type="string" office:string-value="CA1002 : DoNotExposeGenericLists @ 108 locations." calcext:value-type="string">
            <text:p>CA1002 : DoNotExposeGenericLists @ 108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6])+[.G37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38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0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1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2]" office:value-type="string" office:string-value="&gt; MKY.Test (0'25'')" calcext:value-type="string">
            <text:p>&gt; MKY.Test (0'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3]" office:value-type="string" office:string-value="&gt; MKY.IO.Ports.Test (2'00'' but see issue below)" calcext:value-type="string">
            <text:p>&gt; MKY.IO.Ports.Test (2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IO.Serial.Socket.Test (4'40'')" calcext:value-type="string">
            <text:p>&gt; MKY.IO.Serial.Socket.Test (4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Serial.Usb.Test (0'15'')" calcext:value-type="string">
            <text:p>&gt; MKY.IO.Serial.Usb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Usb.Test (0'40'' but see issue below)" calcext:value-type="string">
            <text:p>&gt; MKY.IO.Usb.Test (0'4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YAT.Application.Test (0'60'' including interaction)" calcext:value-type="string">
            <text:p>&gt; YAT.Application.Test (0'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YAT.Domain.Test (18'00'' but see issue below)" calcext:value-type="string">
            <text:p>&gt; YAT.Domain.Test (18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    &gt; Connection (1'40'')" calcext:value-type="string">
            <text:p><text:s text:c="4"/>&gt; Connection (1'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    &gt; MTSicsDevice (6'00'' but see issue below)" calcext:value-type="string">
            <text:p><text:s text:c="8"/>&gt; MTSicsDevice (6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    &gt; OneWay          (6'00'')" calcext:value-type="string">
            <text:p><text:s text:c="8"/>&gt; OneWay <text:s text:c="9"/>(6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    &gt; Repeating        (7'30'')" calcext:value-type="string">
            <text:p><text:s text:c="8"/>&gt; Repeating <text:s text:c="7"/>(7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    &gt; TwoWay          (0'30'')" calcext:value-type="string">
            <text:p><text:s text:c="8"/>&gt; TwoWay <text:s text:c="9"/>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&gt; YAT.Test (0'00'' (test config generator only, no real tests))" calcext:value-type="string">
            <text:p>&gt; YAT.Test (0'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8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MKY.IO.Ports.Test.SerialPort.ConnectionTest.TestDisconnectReconnect...() may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and 2.0.0 on 2018-04-06 :-)&#10;                                                                   (Note that test has successfully completed on debug configuration as well as when preparing 2.2.0 Preliminary on 2020-06-16 and 2020-07-1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and 2.0.0 on 2018-04-06 :-)</text:p>
            <text:p>                                                                   (Note that test has successfully completed on debug configuration as well as when preparing 2.2.0 Preliminary on 2020-06-16 and 2020-07-1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1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YAT.Domain.Test.TextTerminal.WaitForResponseTest.TestDefault sometimes fail =&gt; Simply run the failed tests again." calcext:value-type="string">
            <text:p>YAT.Domain.Test.TextTerminal.WaitForResponseTest.TestDefault sometimes fail =&gt; Simply run the failed tests again.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YAT.Model.Test.ClearTest sometimes fail =&gt; Simply run the failed tests again.&#10;                                                                   (Note that test has successfully completed on debug configuration as well as when preparing 2.2.0 Preliminary on 2020-07-16 :-)" calcext:value-type="string">
            <text:p>YAT.Model.Test.ClearTest sometimes fail =&gt; Simply run the failed tests again.</text:p>
            <text:p>                                                                   (Note that test has successfully completed on debug configuration as well as when preparing 2.2.0 Preliminary on 2020-07-16 :-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0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89])+[.G90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0]; COUNTA([.C$91:.C91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0]; COUNTA([.C$91:.C93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2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5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85])" office:value-type="time" office:time-value="PT01H30M00S" calcext:value-type="time">
            <text:p>01:3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604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0])+[.G11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32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8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6])+[.G37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7]; COUNTA([.C$38:.C40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4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7]; COUNTA([.C$38:.C46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Application.Test (0'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18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6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7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may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<text:span text:style-name="T17">                                                                   (Note that test has successfully completed on release configuration when releasing 1.99.90 on 2018-01-12 and 2.0.0 on 2018-04-06</text:span> :-)</text:p>
            <text:p>                                                                   (Note that test has successfully completed on debug configuration as well as when preparing 2.2.0 Preliminary on 2020-06-16 and 2020-07-16 :-)</text:p>
            <text:p><text:span text:style-name="T17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WaitForResponseTest.TestDefault sometimes fail =&gt; Simply run the failed tests again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  <text:p><text:span text:style-name="T17">                                                                   (Note that test has successfully completed on debug configuration as well as when preparing 2.2.0 Preliminary on 2020-07-16 :-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0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91" table:formula="of:=MAX([.I$1:.I89])+[.G90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91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100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84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0]; COUNTA([.C$91:.C109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0]; COUNTA([.C$91:.C118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0]; COUNTA([.C$91:.C127]); &quot;.&quot;)" office:value-type="string" office:string-value="3.4.5." calcext:value-type="string">
            <text:p>3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17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0]; COUNTA([.C$91:.C134]); &quot;.&quot;)" office:value-type="string" office:string-value="3.4.6." calcext:value-type="string">
            <text:p>3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2"/>
          <table:table-cell table:style-name="ce15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0]; COUNTA([.C$91:.C137]); &quot;.&quot;)" office:value-type="string" office:string-value="3.4.7." calcext:value-type="string">
            <text:p>3.4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default-cell-style-name="ce253"/>
        <table:table-column table:style-name="co24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5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5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8" table:default-cell-style-name="Default"/>
        <table:table-column table:style-name="co19" table:default-cell-style-name="ce146"/>
        <table:table-column table:style-name="co20" table:default-cell-style-name="Default"/>
        <table:table-column table:style-name="co21" table:default-cell-style-name="ce110"/>
        <table:table-column table:style-name="co22" table:default-cell-style-name="Default"/>
        <table:table-column table:style-name="co23" table:default-cell-style-name="Default"/>
        <table:table-column table:style-name="co24" table:default-cell-style-name="ce169"/>
        <table:table-column table:style-name="co24" table:default-cell-style-name="ce182"/>
        <table:table-column table:style-name="co24" table:default-cell-style-name="ce169"/>
        <table:table-column table:style-name="co24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19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13:55:45.0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1DT13H12M52S</meta:editing-duration>
    <meta:editing-cycles>473</meta:editing-cycles>
    <meta:generator>LibreOffice/6.4.3.2$Windows_X86_64 LibreOffice_project/747b5d0ebf89f41c860ec2a39efd7cb15b54f2d8</meta:generator>
    <meta:initial-creator>Matthias Kläy</meta:initial-creator>
    <dc:date>2020-07-20T20:52:32.906000000</dc:date>
    <meta:print-date>2019-08-15T21:30:34.524000000</meta:print-date>
    <meta:document-statistic meta:table-count="9" meta:cell-count="1434" meta:object-count="0"/>
  </office:meta>
</office:document-meta>
</file>